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0.351cm"/>
    </style:style>
    <style:style style:name="co3" style:family="table-column">
      <style:table-column-properties fo:break-before="auto" style:column-width="11.9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6" table:default-cell-style-name="Excel_20_Built-in_20_Normal"/>
        <table:table-column table:style-name="co3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datebeg</text:p>
          </table:table-cell>
          <table:table-cell office:value-type="string">
            <text:p>dateend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string">
            <text:p>Авиационная и космическая медицина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Акушерство и гинекология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Аллергология и иммунология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Анестезиология-реаниматология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Бактериология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string">
            <text:p>Вирусология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string">
            <text:p>Водолазная медицина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string">
            <text:p>Гастроэнтерология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string">
            <text:p>Гематология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string">
            <text:p>Генетика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table:style-name="ce1" office:value-type="string">
            <text:p>Гериатрия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string">
            <text:p>Гигиена детей и подростков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table:style-name="ce1" office:value-type="string">
            <text:p>Гигиена питания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table:style-name="ce1" office:value-type="string">
            <text:p>Гигиена труда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string">
            <text:p>Гигиеническое воспитание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string">
            <text:p>Дезинфектология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table:style-name="ce1" office:value-type="string">
            <text:p>Дерматовенерология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table:style-name="ce1" office:value-type="string">
            <text:p>Детская кардиология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table:style-name="ce1" office:value-type="string">
            <text:p>Детская онкология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string">
            <text:p>Детская урология-андрология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string">
            <text:p>Детская хирургия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string">
            <text:p>Детская эндокринология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table:style-name="ce1" office:value-type="string">
            <text:p>Диетология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table:style-name="ce1" office:value-type="string">
            <text:p>Инфекционные болезни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string">
            <text:p>Кардиология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string">
            <text:p>Клиническая лабораторная диагностика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string">
            <text:p>Клиническая фармакология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string">
            <text:p>Колопроктология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table:style-name="ce1" office:value-type="string">
            <text:p>Коммунальная гигиена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string">
            <text:p>Косметология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table:style-name="ce1" office:value-type="string">
            <text:p>Лабораторная генетика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table:style-name="ce1" office:value-type="string">
            <text:p>Лечебная физкультура и спортивная медицина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table:style-name="ce1" office:value-type="string">
            <text:p>Мануальная терапия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table:style-name="ce1" office:value-type="string">
            <text:p>Медико-социальная экспертиза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table:style-name="ce1" office:value-type="string">
            <text:p>Неврология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table:style-name="ce1" office:value-type="string">
            <text:p>Нейрохирургия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table:style-name="ce1" office:value-type="string">
            <text:p>Неонатология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table:style-name="ce1" office:value-type="string">
            <text:p>Нефрология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table:style-name="ce1" office:value-type="string">
            <text:p>Общая врачебная практика (семейная медицина)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table:style-name="ce1" office:value-type="string">
            <text:p>Общая гигиена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table:style-name="ce1" office:value-type="string">
            <text:p>Онкология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table:style-name="ce1" office:value-type="string">
            <text:p>Организация здравоохранения и общественное здоровье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table:style-name="ce1" office:value-type="string">
            <text:p>Ортодонтия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table:style-name="ce1" office:value-type="string">
            <text:p>Остеопатия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table:style-name="ce1" office:value-type="string">
            <text:p>Оториноларингология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table:style-name="ce1" office:value-type="string">
            <text:p>Офтальмология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table:style-name="ce1" office:value-type="string">
            <text:p>Паразитология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table:style-name="ce1" office:value-type="string">
            <text:p>Патологическая анатомия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table:style-name="ce1" office:value-type="string">
            <text:p>Педиатрия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table:style-name="ce1" office:value-type="string">
            <text:p>Пластическая хирургия</text:p>
          </table:table-cell>
          <table:table-cell table:number-columns-repeated="1022"/>
        </table:table-row>
        <table:table-row table:style-name="ro2">
          <table:table-cell office:value-type="float" office:value="51">
            <text:p>51</text:p>
          </table:table-cell>
          <table:table-cell table:style-name="ce1" office:value-type="string">
            <text:p>Профпатология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table:style-name="ce1" office:value-type="string">
            <text:p>Психиатрия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table:style-name="ce1" office:value-type="string">
            <text:p>Психиатрия-наркология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table:style-name="ce1" office:value-type="string">
            <text:p>Психотерапия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table:style-name="ce1" office:value-type="string">
            <text:p>Пульмонология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table:style-name="ce1" office:value-type="string">
            <text:p>Радиационная гигиена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table:style-name="ce1" office:value-type="string">
            <text:p>Радиология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table:style-name="ce1" office:value-type="string">
            <text:p>Радиотерапия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table:style-name="ce1" office:value-type="string">
            <text:p>Ревматология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table:style-name="ce1" office:value-type="string">
            <text:p>Рентгенология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table:style-name="ce1" office:value-type="string">
            <text:p>Рентгенэндоваскулярные диагностика и лечение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table:style-name="ce1" office:value-type="string">
            <text:p>Рефлексотерапия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table:style-name="ce1" office:value-type="string">
            <text:p>Санитарно-гигиенические лабораторные исследования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table:style-name="ce1" office:value-type="string">
            <text:p>Сексология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table:style-name="ce1" office:value-type="string">
            <text:p>Сердечно-сосудистая хирургия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table:style-name="ce1" office:value-type="string">
            <text:p>Скорая медицинская помощь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table:style-name="ce1" office:value-type="string">
            <text:p>Социальная гигиена и организация госсанэпидслужбы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table:style-name="ce1" office:value-type="string">
            <text:p>Стоматология детская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table:style-name="ce1" office:value-type="string">
            <text:p>Стоматология общей практики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table:style-name="ce1" office:value-type="string">
            <text:p>Стоматология ортопедическая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table:style-name="ce1" office:value-type="string">
            <text:p>Стоматология терапевтическая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table:style-name="ce1" office:value-type="string">
            <text:p>Стоматология хирургическая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table:style-name="ce1" office:value-type="string">
            <text:p>Судебно-медицинская экспертиза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table:style-name="ce1" office:value-type="string">
            <text:p>Судебно-психиатрическая экспертиза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table:style-name="ce1" office:value-type="string">
            <text:p>Сурдология-оториноларингология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table:style-name="ce1" office:value-type="string">
            <text:p>Терапия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table:style-name="ce1" office:value-type="string">
            <text:p>Токсикология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table:style-name="ce1" office:value-type="string">
            <text:p>Торакальная хирургия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table:style-name="ce1" office:value-type="string">
            <text:p>Травматология и ортопедия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table:style-name="ce1" office:value-type="string">
            <text:p>Трансфузиология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table:style-name="ce1" office:value-type="string">
            <text:p>Ультразвуковая диагностика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table:style-name="ce1" office:value-type="string">
            <text:p>Управление и экономика фармации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table:style-name="ce1" office:value-type="string">
            <text:p>Управление сестринской деятельностью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table:style-name="ce1" office:value-type="string">
            <text:p>Урология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table:style-name="ce1" office:value-type="string">
            <text:p>Фармацевтическая технология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table:style-name="ce1" office:value-type="string">
            <text:p>Фармацевтическая химия и фармакогнозия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table:style-name="ce1" office:value-type="string">
            <text:p>Физиотерапия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table:style-name="ce1" office:value-type="string">
            <text:p>Фтизиатрия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table:style-name="ce1" office:value-type="string">
            <text:p>Функциональная диагностика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table:style-name="ce1" office:value-type="string">
            <text:p>Хирургия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table:style-name="ce1" office:value-type="string">
            <text:p>Челюстно-лицевая хирургия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table:style-name="ce1" office:value-type="string">
            <text:p>Эндокринология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table:style-name="ce1" office:value-type="string">
            <text:p>Эндоскопия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table:style-name="ce1" office:value-type="string">
            <text:p>Эпидемиология</text:p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22.11.2017</text:date>, <text:time>14:06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" meta:object-count="0"/>
    <meta:generator>OpenOffice/4.1.3$Win32 OpenOffice.org_project/413m1$Build-9783</meta:generator>
  </office:meta>
</office:document-meta>
</file>